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3bcd" officeooo:paragraph-rsid="00103b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23:59:33.234000000</meta:creation-date>
    <dc:date>2023-08-29T00:00:00.488000000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6"/>
    <meta:generator>Trio_Office/6.2.8.2$Windows_x86 LibreOffice_project/</meta:generator>
  </office:meta>
</office:document-meta>
</file>